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8.135cm" fo:margin-left="0.018cm" fo:margin-top="0cm" fo:margin-bottom="0cm" table:align="left" style:writing-mode="lr-tb"/>
    </style:style>
    <style:style style:name="Таблица1.A" style:family="table-column">
      <style:table-column-properties style:column-width="0.677cm"/>
    </style:style>
    <style:style style:name="Таблица1.B" style:family="table-column">
      <style:table-column-properties style:column-width="1.293cm"/>
    </style:style>
    <style:style style:name="Таблица1.C" style:family="table-column">
      <style:table-column-properties style:column-width="1.233cm"/>
    </style:style>
    <style:style style:name="Таблица1.D" style:family="table-column">
      <style:table-column-properties style:column-width="1.483cm"/>
    </style:style>
    <style:style style:name="Таблица1.E" style:family="table-column">
      <style:table-column-properties style:column-width="3.921cm"/>
    </style:style>
    <style:style style:name="Таблица1.F" style:family="table-column">
      <style:table-column-properties style:column-width="4.905cm"/>
    </style:style>
    <style:style style:name="Таблица1.G" style:family="table-column">
      <style:table-column-properties style:column-width="4.62cm"/>
    </style:style>
    <style:style style:name="Таблица1.1" style:family="table-row">
      <style:table-row-properties style:min-row-height="0.423cm" fo:keep-together="auto"/>
    </style:style>
    <style:style style:name="Таблица1.A1" style:family="table-cell">
      <style:table-cell-properties style:vertical-align="bottom" fo:padding-left="0.018cm" fo:padding-right="0.018cm" fo:padding-top="0cm" fo:padding-bottom="0cm" fo:border-left="1pt solid #000000" fo:border-right="1pt solid #000000" fo:border-top="1pt solid #000000" fo:border-bottom="none"/>
    </style:style>
    <style:style style:name="Таблица1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none"/>
    </style:style>
    <style:style style:name="Таблица1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1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1.3" style:family="table-row">
      <style:table-row-properties style:min-row-height="0.411cm" fo:keep-together="auto"/>
    </style:style>
    <style:style style:name="Таблица1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.4" style:family="table-row">
      <style:table-row-properties style:min-row-height="12.702cm" fo:keep-together="auto"/>
    </style:style>
    <style:style style:name="P1" style:family="paragraph" style:parent-style-name="Standard">
      <style:paragraph-properties fo:margin-left="3.129cm" fo:margin-right="0cm" fo:text-indent="0cm" style:auto-text-indent="false">
        <style:tab-stops>
          <style:tab-stop style:position="11.77cm"/>
        </style:tab-stops>
      </style:paragraph-properties>
    </style:style>
    <style:style style:name="P2" style:family="paragraph" style:parent-style-name="Standard">
      <style:paragraph-properties fo:line-height="0.411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97cm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404cm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416cm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385cm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413cm"/>
      <style:text-properties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 fo:orphans="0" fo:widows="0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margin-left="3.129cm" fo:margin-right="0cm" fo:line-height="0.381cm" fo:text-align="start" style:justify-single-word="false" fo:text-indent="0cm" style:auto-text-indent="false" style:writing-mode="lr-tb">
        <style:tab-stops>
          <style:tab-stop style:position="14.9cm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line-height="0.381cm" fo:text-align="start" style:justify-single-word="false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fo:margin-left="5.175cm" fo:margin-right="0cm" fo:text-indent="0cm" style:auto-text-indent="false"/>
    </style:style>
    <style:style style:name="P12" style:family="paragraph" style:parent-style-name="Standard" style:list-style-name="WWNum9">
      <style:paragraph-properties fo:margin-left="0.7cm" fo:margin-right="0cm" fo:margin-top="0cm" fo:margin-bottom="0cm" style:contextual-spacing="false" fo:text-align="start" style:justify-single-word="false" fo:orphans="2" fo:widows="2" fo:hyphenation-ladder-count="no-limit" fo:text-indent="-0.7cm" style:auto-text-indent="false" style:writing-mode="lr-tb">
        <style:tab-stops>
          <style:tab-stop style:position="0.699cm"/>
        </style:tab-stops>
      </style:paragraph-properties>
      <style:text-properties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text-align="start" style:justify-single-word="false" style:writing-mode="lr-tb"/>
    </style:style>
    <style:style style:name="P14" style:family="paragraph" style:parent-style-name="Standard" style:list-style-name="WWNum1">
      <style:paragraph-properties fo:margin-left="0.624cm" fo:margin-right="0cm" fo:text-align="start" style:justify-single-word="false" fo:text-indent="-0.624cm" style:auto-text-indent="false" style:writing-mode="lr-tb">
        <style:tab-stops>
          <style:tab-stop style:position="1.249cm"/>
        </style:tab-stops>
      </style:paragraph-properties>
    </style:style>
    <style:style style:name="P15" style:family="paragraph" style:parent-style-name="Standard" style:list-style-name="WWNum1">
      <style:paragraph-properties fo:margin-left="0.695cm" fo:margin-right="0cm" fo:text-align="start" style:justify-single-word="false" fo:text-indent="-0.695cm" style:auto-text-indent="false" style:writing-mode="lr-tb">
        <style:tab-stops>
          <style:tab-stop style:position="1.39cm"/>
        </style:tab-stops>
      </style:paragraph-properties>
    </style:style>
    <style:style style:name="P16" style:family="paragraph" style:parent-style-name="Standard">
      <style:paragraph-properties fo:margin-left="0.695cm" fo:margin-right="0cm" fo:text-align="start" style:justify-single-word="false" fo:text-indent="0cm" style:auto-text-indent="false" style:writing-mode="lr-tb"/>
    </style:style>
    <style:style style:name="P17" style:family="paragraph" style:parent-style-name="Standard">
      <style:paragraph-properties fo:margin-left="0.282cm" fo:margin-right="0cm" fo:text-align="start" style:justify-single-word="false" fo:orphans="0" fo:widows="0" fo:text-indent="0cm" style:auto-text-indent="false" style:writing-mode="lr-tb"/>
    </style:style>
    <style:style style:name="P18" style:family="paragraph" style:parent-style-name="Standard">
      <style:paragraph-properties fo:margin-left="0.176cm" fo:margin-right="0cm" fo:text-align="start" style:justify-single-word="false" fo:orphans="0" fo:widows="0" fo:text-indent="0cm" style:auto-text-indent="false" style:writing-mode="lr-tb"/>
    </style:style>
    <style:style style:name="P19" style:family="paragraph" style:parent-style-name="Standard">
      <style:paragraph-properties fo:margin-left="1.235cm" fo:margin-right="0cm" fo:text-align="start" style:justify-single-word="false" fo:orphans="0" fo:widows="0" fo:text-indent="0cm" style:auto-text-indent="false" style:writing-mode="lr-tb"/>
    </style:style>
    <style:style style:name="P20" style:family="paragraph" style:parent-style-name="Standard">
      <style:paragraph-properties fo:margin-left="0.388cm" fo:margin-right="0cm" fo:text-align="start" style:justify-single-word="false" fo:orphans="0" fo:widows="0" fo:text-indent="0cm" style:auto-text-indent="false" style:writing-mode="lr-tb"/>
    </style:style>
    <style:style style:name="P21" style:family="paragraph" style:parent-style-name="Standard">
      <style:paragraph-properties fo:margin-left="1.411cm" fo:margin-right="0cm" fo:text-align="start" style:justify-single-word="false" fo:orphans="0" fo:widows="0" fo:text-indent="0cm" style:auto-text-indent="false" style:writing-mode="lr-tb"/>
    </style:style>
    <style:style style:name="P22" style:family="paragraph" style:parent-style-name="Standard" style:list-style-name="WWNum8">
      <style:paragraph-properties fo:margin-left="1.341cm" fo:margin-right="0cm" fo:text-align="start" style:justify-single-word="false" fo:text-indent="-0.617cm" style:auto-text-indent="false" style:writing-mode="lr-tb">
        <style:tab-stops>
          <style:tab-stop style:position="2.681cm"/>
        </style:tab-stops>
      </style:paragraph-properties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1.341cm"/>
        </style:tab-stops>
      </style:paragraph-properties>
    </style:style>
    <style:style style:name="P24" style:family="paragraph" style:parent-style-name="Standard">
      <style:paragraph-properties fo:margin-left="0.282cm" fo:margin-right="0cm" fo:text-align="start" style:justify-single-word="false" fo:text-indent="0cm" style:auto-text-indent="false" style:writing-mode="lr-tb"/>
    </style:style>
    <style:style style:name="P25" style:family="paragraph" style:parent-style-name="Standard">
      <style:paragraph-properties fo:margin-left="0.988cm" fo:margin-right="0cm" fo:text-align="start" style:justify-single-word="false" fo:text-indent="0cm" style:auto-text-indent="false" style:writing-mode="lr-tb"/>
    </style:style>
    <style:style style:name="P26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888cm"/>
        </style:tab-stops>
      </style:paragraph-properties>
    </style:style>
    <style:style style:name="P28" style:family="paragraph" style:parent-style-name="Standard">
      <style:paragraph-properties fo:margin-left="0cm" fo:margin-right="0.176cm" fo:text-align="end" style:justify-single-word="false" fo:orphans="0" fo:widows="0" fo:text-indent="0cm" style:auto-text-indent="false" style:writing-mode="lr-tb"/>
    </style:style>
    <style:style style:name="P29" style:family="paragraph" style:parent-style-name="Standard">
      <style:paragraph-properties fo:margin-left="0.988cm" fo:margin-right="0cm" fo:text-align="end" style:justify-single-word="false" fo:text-indent="0cm" style:auto-text-indent="false" style:writing-mode="lr-tb"/>
    </style:style>
    <style:style style:name="P30" style:family="paragraph" style:parent-style-name="Standard">
      <style:paragraph-properties fo:margin-left="8.456cm" fo:margin-right="0cm" fo:text-indent="0cm" style:auto-text-indent="false">
        <style:tab-stops>
          <style:tab-stop style:position="12.053cm"/>
        </style:tab-stops>
      </style:paragraph-properties>
    </style:style>
    <style:style style:name="P31" style:family="paragraph" style:parent-style-name="Standard">
      <style:paragraph-properties fo:margin-left="0.088cm" fo:margin-right="0cm" fo:text-align="start" style:justify-single-word="false" fo:text-indent="0cm" style:auto-text-indent="false" style:writing-mode="lr-tb">
        <style:tab-stops>
          <style:tab-stop style:position="0.713cm"/>
        </style:tab-stops>
      </style:paragraph-properties>
      <style:text-properties fo:font-size="10pt" fo:font-weight="bold" style:font-name-asian="Times New Roman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24cm"/>
        </style:tab-stops>
      </style:paragraph-properties>
      <style:text-properties fo:font-size="10pt" fo:font-weight="bold" style:font-name-asian="Times New Roman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1.341cm"/>
        </style:tab-stops>
      </style:paragraph-properties>
      <style:text-properties fo:font-size="10pt" fo:font-weight="bold" style:font-name-asian="Times New Roman" style:font-size-asian="10pt" style:font-weight-asian="bold" style:font-size-complex="10pt" style:font-weight-complex="bold"/>
    </style:style>
    <style:style style:name="P34" style:family="paragraph" style:parent-style-name="Standard">
      <style:paragraph-properties fo:line-height="0.005cm" fo:text-align="start" style:justify-single-word="false" style:writing-mode="lr-tb"/>
      <style:text-properties fo:font-size="10pt" fo:font-weight="bold" style:font-name-asian="Times New Roman" style:font-size-asian="10pt" style:font-weight-asian="bold" style:font-size-complex="10pt" style:font-weight-complex="bold"/>
    </style:style>
    <style:style style:name="P35" style:family="paragraph" style:parent-style-name="Standard">
      <style:paragraph-properties fo:line-height="0.399cm" fo:text-align="start" style:justify-single-word="false" style:writing-mode="lr-tb"/>
      <style:text-properties fo:font-size="10pt" fo:font-weight="bold" style:font-name-asian="Times New Roman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.423cm" fo:line-height="91%" fo:text-align="start" style:justify-single-word="false" fo:text-indent="0cm" style:auto-text-indent="false" style:writing-mode="lr-tb">
        <style:tab-stops>
          <style:tab-stop style:position="0.617cm"/>
        </style:tab-stops>
      </style:paragraph-properties>
      <style:text-properties fo:font-size="10pt" fo:font-weight="bold" style:font-name-asian="Times New Roman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.695cm" fo:margin-right="0cm" fo:text-align="start" style:justify-single-word="false" fo:text-indent="0cm" style:auto-text-indent="false" style:writing-mode="lr-tb"/>
      <style:text-properties fo:font-size="10pt" style:font-name-asian="Times New Roman" style:font-size-asian="10pt" style:font-size-complex="10pt"/>
    </style:style>
    <style:style style:name="P38" style:family="paragraph" style:parent-style-name="Standard">
      <style:paragraph-properties fo:margin-left="0.282cm" fo:margin-right="0cm" fo:text-align="start" style:justify-single-word="false" fo:text-indent="0cm" style:auto-text-indent="false" style:writing-mode="lr-tb"/>
      <style:text-properties fo:font-size="10pt" style:font-name-asian="Times New Roman" style:font-size-asian="10pt" style:font-size-complex="10pt"/>
    </style:style>
    <style:style style:name="P39" style:family="paragraph" style:parent-style-name="Standard">
      <style:paragraph-properties fo:line-height="0.005cm" fo:text-align="start" style:justify-single-word="false" style:writing-mode="lr-tb"/>
      <style:text-properties fo:font-size="10pt" style:font-name-asian="Times New Roman" style:font-size-asian="10pt" style:font-size-complex="10pt"/>
    </style:style>
    <style:style style:name="P40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41" style:family="paragraph" style:parent-style-name="Standard">
      <style:paragraph-properties fo:text-align="start" style:justify-single-word="false" fo:orphans="0" fo:widows="0" style:writing-mode="lr-tb"/>
      <style:text-properties fo:font-size="10pt" style:font-size-asian="10pt" style:font-size-complex="10pt"/>
    </style:style>
    <style:style style:name="P42" style:family="paragraph" style:parent-style-name="Standard">
      <style:paragraph-properties fo:margin-left="0.988cm" fo:margin-right="0cm" fo:text-align="start" style:justify-single-word="false" fo:text-indent="0cm" style:auto-text-indent="false" style:writing-mode="lr-tb"/>
      <style:text-properties fo:font-size="10pt" style:font-size-asian="10pt" style:font-size-complex="10pt"/>
    </style:style>
    <style:style style:name="P43" style:family="paragraph" style:parent-style-name="Standard">
      <style:paragraph-properties fo:line-height="0.467cm" fo:text-align="start" style:justify-single-word="false" style:writing-mode="lr-tb"/>
      <style:text-properties fo:font-size="10pt" style:font-size-asian="10pt" style:font-size-complex="10pt"/>
    </style:style>
    <style:style style:name="P44" style:family="paragraph" style:parent-style-name="Standard">
      <style:paragraph-properties fo:line-height="0.347cm" fo:text-align="start" style:justify-single-word="false" style:writing-mode="lr-tb"/>
      <style:text-properties fo:font-size="10pt" style:font-size-asian="10pt" style:font-size-complex="10pt"/>
    </style:style>
    <style:style style:name="P45" style:family="paragraph" style:parent-style-name="Standard">
      <style:paragraph-properties fo:line-height="0.406cm" fo:text-align="start" style:justify-single-word="false" style:writing-mode="lr-tb"/>
      <style:text-properties fo:font-size="10pt" style:font-size-asian="10pt" style:font-size-complex="10pt"/>
    </style:style>
    <style:style style:name="P46" style:family="paragraph" style:parent-style-name="Standard">
      <style:paragraph-properties fo:margin-left="0cm" fo:margin-right="0.423cm" fo:line-height="91%" fo:text-align="start" style:justify-single-word="false" fo:text-indent="0cm" style:auto-text-indent="false" style:writing-mode="lr-tb"/>
    </style:style>
    <style:style style:name="P47" style:family="paragraph" style:parent-style-name="Standard" style:master-page-name="Converted1">
      <style:paragraph-properties fo:margin-left="0cm" fo:margin-right="0.423cm" fo:line-height="91%" fo:text-align="start" style:justify-single-word="false" fo:text-indent="0cm" style:auto-text-indent="false" style:page-number="auto" style:writing-mode="lr-tb"/>
    </style:style>
    <style:style style:name="P48" style:family="paragraph" style:parent-style-name="Standard" style:list-style-name="WWNum10">
      <style:paragraph-properties fo:line-height="91%" fo:text-align="start" style:justify-single-word="false" style:writing-mode="lr-tb"/>
    </style:style>
    <style:style style:name="P49" style:family="paragraph" style:parent-style-name="Standard" style:list-style-name="">
      <style:paragraph-properties fo:margin-left="1.27cm" fo:margin-right="0cm" fo:line-height="91%" fo:text-align="start" style:justify-single-word="false" fo:text-indent="0cm" style:auto-text-indent="false" style:writing-mode="lr-tb"/>
    </style:style>
    <style:style style:name="P50" style:family="paragraph" style:parent-style-name="Standard" style:list-style-name="">
      <style:paragraph-properties fo:margin-left="1.905cm" fo:margin-right="0cm" fo:line-height="91%" fo:text-align="start" style:justify-single-word="false" fo:text-indent="0cm" style:auto-text-indent="false" style:writing-mode="lr-tb"/>
    </style:style>
    <style:style style:name="P51" style:family="paragraph" style:parent-style-name="Standard" style:list-style-name="WWNum2">
      <style:paragraph-properties fo:line-height="91%" fo:text-align="start" style:justify-single-word="false" style:writing-mode="lr-tb"/>
    </style:style>
    <style:style style:name="P52" style:family="paragraph" style:parent-style-name="Standard">
      <style:paragraph-properties fo:line-height="91%" fo:text-align="start" style:justify-single-word="false" style:writing-mode="lr-tb"/>
    </style:style>
    <style:style style:name="P53" style:family="paragraph" style:parent-style-name="Standard" style:list-style-name="WWNum3">
      <style:paragraph-properties fo:line-height="91%" fo:text-align="start" style:justify-single-word="false" style:writing-mode="lr-tb"/>
    </style:style>
    <style:style style:name="P54" style:family="paragraph" style:parent-style-name="Standard" style:list-style-name="WWNum4">
      <style:paragraph-properties fo:line-height="91%" fo:text-align="start" style:justify-single-word="false" style:writing-mode="lr-tb">
        <style:tab-stops>
          <style:tab-stop style:position="0.617cm"/>
        </style:tab-stops>
      </style:paragraph-properties>
    </style:style>
    <style:style style:name="P55" style:family="paragraph" style:parent-style-name="Standard">
      <style:paragraph-properties fo:margin-left="0cm" fo:margin-right="0.423cm" fo:line-height="91%" fo:text-align="start" style:justify-single-word="false" fo:text-indent="0cm" style:auto-text-indent="false" style:writing-mode="lr-tb">
        <style:tab-stops>
          <style:tab-stop style:position="0.617cm"/>
        </style:tab-stops>
      </style:paragraph-properties>
    </style:style>
    <style:style style:name="P56" style:family="paragraph" style:parent-style-name="Standard" style:list-style-name="WWNum5">
      <style:paragraph-properties fo:line-height="91%" fo:text-align="start" style:justify-single-word="false" style:writing-mode="lr-tb">
        <style:tab-stops>
          <style:tab-stop style:position="0.617cm"/>
        </style:tab-stops>
      </style:paragraph-properties>
    </style:style>
    <style:style style:name="P57" style:family="paragraph" style:parent-style-name="Standard" style:list-style-name="WWNum6" style:master-page-name="Converted2">
      <style:paragraph-properties fo:margin-left="0.018cm" fo:margin-right="0cm" fo:line-height="91%" fo:text-align="start" style:justify-single-word="false" fo:text-indent="-0.018cm" style:auto-text-indent="false" style:page-number="auto" style:writing-mode="lr-tb">
        <style:tab-stops>
          <style:tab-stop style:position="0.653cm"/>
        </style:tab-stops>
      </style:paragraph-properties>
    </style:style>
    <style:style style:name="P58" style:family="paragraph" style:parent-style-name="Standard">
      <style:paragraph-properties fo:margin-left="0cm" fo:margin-right="0cm" fo:line-height="0.353cm" fo:text-align="start" style:justify-single-word="false" fo:text-indent="0cm" style:auto-text-indent="false" style:writing-mode="lr-tb"/>
    </style:style>
    <style:style style:name="P59" style:family="paragraph" style:parent-style-name="Standard" style:list-style-name="WWNum7">
      <style:paragraph-properties fo:margin-left="0.035cm" fo:margin-right="1.094cm" fo:line-height="115%" fo:text-align="start" style:justify-single-word="false" fo:text-indent="-0.016cm" style:auto-text-indent="false" fo:break-before="page" style:writing-mode="lr-tb">
        <style:tab-stops>
          <style:tab-stop style:position="0.688cm"/>
        </style:tab-stops>
      </style:paragraph-properties>
    </style:style>
    <style:style style:name="T1" style:family="text">
      <style:text-properties fo:font-size="15pt" fo:font-weight="bold" style:font-name-asian="Times New Roman" style:font-size-asian="15pt" style:font-weight-asian="bold" style:font-size-complex="15pt" style:font-weight-complex="bold"/>
    </style:style>
    <style:style style:name="T2" style:family="text">
      <style:text-properties fo:font-size="10pt" fo:font-weight="bold" style:font-name-asian="Times New Roman" style:font-size-asian="10pt" style:font-weight-asian="bold" style:font-size-complex="10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name-asian="Times New Roman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style:font-name-asian="Times New Roman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officeooo:rsid="000e7dc8" style:font-name-asian="Times New Roman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fo:font-weight="normal" style:font-name-asian="Times New Roman" style:font-size-asian="10pt" style:font-weight-asian="normal" style:font-size-complex="10pt" style:font-weight-complex="normal"/>
    </style:style>
    <style:style style:name="T9" style:family="text">
      <style:text-properties fo:font-size="10pt" style:text-underline-style="solid" style:text-underline-width="auto" style:text-underline-color="font-color" fo:font-weight="bold" style:font-name-asian="Times New Roman" style:font-size-asian="10pt" style:font-weight-asian="bold" style:font-size-complex="10pt" style:font-weight-complex="bold"/>
    </style:style>
    <style:style style:name="T10" style:family="text">
      <style:text-properties fo:font-size="10pt" fo:font-weight="normal" style:font-name-asian="Times New Roman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0e7dc8" style:font-name-asian="Times New Roman" style:font-size-asian="10pt" style:font-weight-asian="normal" style:font-size-complex="10pt" style:font-weight-complex="normal"/>
    </style:style>
    <style:style style:name="T12" style:family="text">
      <style:text-properties fo:font-size="10pt" fo:font-style="italic" style:font-name-asian="Times New Roman" style:font-size-asian="10pt" style:font-style-asian="italic" style:font-size-complex="10pt" style:font-style-complex="italic"/>
    </style:style>
    <style:style style:name="T13" style:family="text">
      <style:text-properties fo:font-size="10pt" style:text-underline-style="none" style:font-name-asian="Times New Roman" style:font-size-asian="10pt" style:font-size-complex="10pt"/>
    </style:style>
    <style:style style:name="T14" style:family="text">
      <style:text-properties fo:font-size="10pt" style:text-underline-style="none" fo:font-weight="normal" style:font-name-asian="Times New Roman" style:font-size-asian="10pt" style:font-weight-asian="normal" style:font-size-complex="10pt" style:font-weight-complex="normal"/>
    </style:style>
    <style:style style:name="T15" style:family="text">
      <style:text-properties fo:font-size="14.5pt" style:font-name-asian="Times New Roman" style:font-size-asian="14.5pt" style:font-size-complex="14.5pt"/>
    </style:style>
    <style:style style:name="T16" style:family="text">
      <style:text-properties fo:font-size="9pt" style:text-underline-style="solid" style:text-underline-width="auto" style:text-underline-color="font-color" style:font-name-asian="Times New Roman" style:font-size-asian="9pt" style:font-size-complex="9pt"/>
    </style:style>
    <style:style style:name="T17" style:family="text">
      <style:text-properties fo:font-size="9pt" style:text-underline-style="solid" style:text-underline-width="auto" style:text-underline-color="font-color" officeooo:rsid="000e7dc8" style:font-name-asian="Times New Roman" style:font-size-asian="9pt" style:font-size-complex="9pt"/>
    </style:style>
    <style:style style:name="T18" style:family="text">
      <style:text-properties fo:font-size="9pt" style:font-name-asian="Times New Roman" style:font-size-asian="9pt" style:font-size-complex="9pt"/>
    </style:style>
    <style:style style:name="T19" style:family="text">
      <style:text-properties fo:font-size="9.5pt" style:font-name-asian="Times New Roman" style:font-size-asian="9.5pt" style:font-size-complex="9.5pt"/>
    </style:style>
    <style:style style:name="T20" style:family="text">
      <style:text-properties style:use-window-font-color="true" loext:opacity="0%" fo:font-size="10pt" fo:language="ru" fo:country="RU" style:text-underline-style="solid" style:text-underline-width="auto" style:text-underline-color="font-color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21" style:family="text">
      <style:text-properties style:use-window-font-color="true" loext:opacity="0%" fo:font-size="10pt" fo:language="ru" fo:country="RU" style:text-underline-style="solid" style:text-underline-width="auto" style:text-underline-color="font-color" fo:font-weight="normal" style:letter-kerning="false" style:font-name-asian="Times New Roman" style:font-size-asian="10pt" style:language-asian="ru" style:country-asian="RU" style:font-weight-asian="normal" style:font-name-complex="Times New Roman" style:font-size-complex="10pt" style:language-complex="ar" style:country-complex="SA" style:font-weight-complex="normal"/>
    </style:style>
    <style:style style:name="T22" style:family="text">
      <style:text-properties style:use-window-font-color="true" loext:opacity="0%" fo:font-size="10pt" fo:language="ru" fo:country="RU" style:text-underline-style="solid" style:text-underline-width="auto" style:text-underline-color="font-color" fo:font-weight="normal" officeooo:rsid="000e7dc8" style:letter-kerning="false" style:font-name-asian="Times New Roman" style:font-size-asian="10pt" style:language-asian="ru" style:country-asian="RU" style:font-weight-asian="normal" style:font-name-complex="Times New Roman" style:font-size-complex="10pt" style:language-complex="ar" style:country-complex="SA" style:font-weight-complex="normal"/>
    </style:style>
    <style:style style:name="T23" style:family="text">
      <style:text-properties style:use-window-font-color="true" loext:opacity="0%" fo:font-size="10pt" fo:language="ru" fo:country="RU" style:text-underline-style="solid" style:text-underline-width="auto" style:text-underline-color="font-color" fo:font-weight="bold" style:letter-kerning="false" style:font-name-asian="Times New Roman" style:font-size-asian="10pt" style:language-asian="ru" style:country-asian="RU" style:font-weight-asian="bold" style:font-name-complex="Times New Roman" style:font-size-complex="10pt" style:language-complex="ar" style:country-complex="SA" style:font-weight-complex="bold"/>
    </style:style>
    <style:style style:name="T24" style:family="text">
      <style:text-properties style:use-window-font-color="true" loext:opacity="0%" fo:font-size="10pt" fo:language="ru" fo:country="RU" style:text-underline-style="none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25" style:family="text">
      <style:text-properties style:use-window-font-color="true" loext:opacity="0%" fo:font-size="11pt" fo:language="ru" fo:country="RU" fo:font-weight="normal" style:letter-kerning="true" style:font-name-asian="Noto Sans CJK SC" style:font-size-asian="11pt" style:language-asian="zh" style:country-asian="CN" style:font-weight-asian="normal" style:font-name-complex="Lohit Devanagari" style:font-size-complex="11pt" style:language-complex="hi" style:country-complex="IN" style:font-weight-complex="normal"/>
    </style:style>
    <style:style style:name="T26" style:family="text">
      <style:text-properties style:use-window-font-color="true" loext:opacity="0%" style:text-position="0% 100%" fo:font-size="11pt" fo:language="ru" fo:country="RU" fo:font-style="italic" style:letter-kerning="true" style:font-name-asian="Noto Sans CJK SC" style:font-size-asian="11pt" style:language-asian="zh" style:country-asian="CN" style:font-style-asian="italic" style:font-name-complex="Lohit Devanagari" style:font-size-complex="11pt" style:language-complex="hi" style:country-complex="IN" style:font-style-complex="italic"/>
    </style:style>
    <style:style style:name="T27" style:family="text">
      <style:text-properties style:use-window-font-color="true" loext:opacity="0%" style:text-position="0% 100%" fo:font-size="11pt" fo:language="ru" fo:country="RU" fo:font-style="normal" style:letter-kerning="true" style:font-name-asian="Noto Sans CJK SC" style:font-size-asian="11pt" style:language-asian="zh" style:country-asian="CN" style:font-style-asian="normal" style:font-name-complex="Lohit Devanagari" style:font-size-complex="11pt" style:language-complex="hi" style:country-complex="IN" style:font-style-complex="normal"/>
    </style:style>
    <style:style style:name="T28" style:family="text">
      <style:text-properties fo:font-size="8pt" style:text-underline-style="solid" style:text-underline-width="auto" style:text-underline-color="font-color" style:font-name-asian="Times New Roman" style:font-size-asian="8pt" style:font-size-complex="8pt"/>
    </style:style>
    <style:style style:name="T29" style:family="text">
      <style:text-properties fo:font-size="8pt" style:font-name-asian="Times New Roman" style:font-size-asian="8pt" style:font-size-complex="8pt"/>
    </style:style>
    <style:style style:name="T30" style:family="text">
      <style:text-properties style:text-line-through-style="none" style:text-line-through-type="none" fo:font-size="10pt" style:text-underline-style="solid" style:text-underline-width="auto" style:text-underline-color="font-color" style:font-name-asian="Times New Roman" style:font-size-asian="10pt" style:font-size-complex="10pt"/>
    </style:style>
    <style:style style:name="T31" style:family="text">
      <style:text-properties fo:font-size="11pt" fo:font-weight="normal" style:font-size-asian="11pt" style:font-weight-asian="normal" style:font-size-complex="11pt" style:font-weight-complex="normal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style:text-position="0% 100%" fo:font-size="11pt" style:font-size-asian="11pt" style:font-size-complex="11pt"/>
    </style:style>
    <style:style style:name="T34" style:family="text">
      <style:text-properties style:text-position="0% 100%" fo:font-size="11pt" fo:font-weight="normal" style:font-size-asian="11pt" style:font-weight-asian="normal" style:font-size-complex="1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чет по лабораторной работе №VIII</text:span><text:span text:style-name="T2"> </text:span><text:span text:style-name="T15">по курсу </text:span><text:span text:style-name="T17">алгоритмы и структуры данных</text:span></text:p>
      <text:p text:style-name="P2"/>
      <text:p text:style-name="P11"><text:span text:style-name="T5">Студент группы </text:span><text:span text:style-name="T6">М8О-10</text:span><text:span text:style-name="T7">7</text:span><text:span text:style-name="T6">Б-2</text:span><text:span text:style-name="T7">2</text:span><text:span text:style-name="T6"> </text:span><text:span text:style-name="T7">Диёров Давронхон Умид угли</text:span><text:span text:style-name="T5">, № по списку <text:s/></text:span><text:span text:style-name="T7">10</text:span></text:p>
      <text:p text:style-name="P3"/>
      <text:p text:style-name="P26"><text:span text:style-name="T5">Контакты www, e-mail, icq, skype </text:span><text:span text:style-name="T6">temayadrow@gmail.com</text:span></text:p>
      <text:p text:style-name="P4"/>
      <text:p text:style-name="P30"><text:span text:style-name="T5">Работа выполнена: «</text:span><text:span text:style-name="T4"><text:tab/></text:span><text:span text:style-name="T19">» ____________202___г.</text:span></text:p>
      <text:p text:style-name="P5"/>
      <text:p text:style-name="P26"><text:span text:style-name="T5">Входной контроль знаний с оценкой _____________________</text:span></text:p>
      <text:p text:style-name="P6"/>
      <text:p text:style-name="P27"><text:span text:style-name="T5">Отчет сдан « <text:s text:c="2"/>» _________202 __ г., итоговая оценка </text:span></text:p>
      <text:p text:style-name="P7"/>
      <text:p text:style-name="P26"><text:span text:style-name="T5">Подпись преподавателя ________________</text:span></text:p>
      <text:p text:style-name="P9"/>
      <text:p text:style-name="P10"/>
      <text:list xml:id="list2155126578" text:style-name="WWNum9">
        <text:list-item>
          <text:p text:style-name="P12"><text:span text:style-name="T2">Тема:</text:span><text:span text:style-name="T10"> </text:span><text:span text:style-name="T21"><text:s/>Линейные списки <text:s text:c="24"/></text:span><text:span text:style-name="T8"><text:s text:c="87"/></text:span></text:p>
        </text:list-item>
      </text:list>
      <text:p text:style-name="P31"/>
      <text:list xml:id="list2774177069" text:style-name="WWNum1">
        <text:list-item>
          <text:p text:style-name="P14"><text:span text:style-name="T2">Цель работы:</text:span><text:span text:style-name="T10"> </text:span><text:span text:style-name="T21"><text:s/>Составить и отладить программу на языке Си для обработки линейного списка <text:s text:c="51"/></text:span></text:p>
        </text:list-item>
      </text:list>
      <text:p text:style-name="P34"/>
      <text:p text:style-name="P35"/>
      <text:list xml:id="list161221685347163" text:continue-numbering="true" text:style-name="WWNum1">
        <text:list-item>
          <text:p text:style-name="P14"><text:span text:style-name="T2">Задание </text:span><text:span text:style-name="T5">(</text:span><text:span text:style-name="T12">вариант №</text:span><text:span text:style-name="T10"> </text:span><text:span text:style-name="T11">10</text:span><text:span text:style-name="T10"> </text:span><text:span text:style-name="T5">)</text:span><text:span text:style-name="T2">: </text:span><text:span text:style-name="T8"><text:s/></text:span><text:span text:style-name="T21">Тип элемента: </text:span><text:span text:style-name="T22">строковый</text:span><text:span text:style-name="T21">. Вид списка: линейный однонаправленный. Нестандартное действие: </text:span><text:span text:style-name="T22">выводить каждый k элемент</text:span><text:span text:style-name="T21"> <text:s text:c="77"/></text:span><text:span text:style-name="T8"><text:s text:c="97"/></text:span></text:p>
        </text:list-item>
      </text:list>
      <text:p text:style-name="P32"/>
      <text:list xml:id="list161221605787509" text:continue-numbering="true" text:style-name="WWNum1">
        <text:list-item>
          <text:p text:style-name="P15"><text:span text:style-name="T2">Оборудование </text:span><text:span text:style-name="T5">(лабораторное):</text:span></text:p>
        </text:list-item>
      </text:list>
      <text:p text:style-name="P34"/>
      <text:p text:style-name="P16"><text:span text:style-name="T5">ЭВМ </text:span><text:span text:style-name="T28">Intel Pentium G2140</text:span><text:span text:style-name="T29">,</text:span><text:span text:style-name="T5"> процессор </text:span><text:span text:style-name="T6"><text:s text:c="10"/></text:span><text:span text:style-name="T20">3.30 GHz <text:s text:c="10"/></text:span><text:span text:style-name="T5">, имя узла сети</text:span><text:span text:style-name="T6"> <text:s text:c="5"/>Cameron <text:s text:c="8"/></text:span><text:span text:style-name="T5">с ОП</text:span><text:span text:style-name="T6"> </text:span><text:span text:style-name="T20"><text:s text:c="11"/>8096 <text:s text:c="7"/></text:span><text:span text:style-name="T6"><text:s/></text:span><text:span text:style-name="T5">Мб, НМД </text:span><text:span text:style-name="T6"><text:s text:c="6"/>7906 <text:s text:c="7"/></text:span><text:span text:style-name="T5"><text:s/>Мб. Терминал </text:span><text:span text:style-name="T6"><text:s text:c="4"/></text:span><text:span text:style-name="T20">ASUS <text:s text:c="5"/></text:span><text:span text:style-name="T5"><text:s/>адрес</text:span><text:span text:style-name="T6"> <text:s text:c="14"/>dev/pets/3 <text:s text:c="7"/></text:span><text:span text:style-name="T13"><text:s/>Принтер</text:span><text:span text:style-name="T5"> </text:span><text:span text:style-name="T6"><text:s text:c="10"/>HP Laserjet 6P <text:s text:c="12"/></text:span></text:p>
      <text:p text:style-name="P16"><text:span text:style-name="T5">Другие устройства </text:span><text:span text:style-name="T6"><text:s text:c="178"/></text:span></text:p>
      <text:p text:style-name="P37"/>
      <text:p text:style-name="P16"><text:span text:style-name="T12">Оборудование ПЭВМ студента, если использовалось:</text:span></text:p>
      <text:p text:style-name="P34"/>
      <text:p text:style-name="P16"><text:span text:style-name="T5">Процессор __</text:span><text:span text:style-name="T28">Intel core i5-7300HQ 2.50 GHz <text:s text:c="7"/></text:span><text:span text:style-name="T5"><text:s/>с ОП </text:span><text:span text:style-name="T6"><text:s text:c="3"/></text:span><text:span text:style-name="T20">8096 <text:s text:c="2"/></text:span><text:span text:style-name="T5"><text:s/>Мб, НМД </text:span><text:span text:style-name="T6"><text:s text:c="4"/></text:span><text:span text:style-name="T20">131072 <text:s text:c="4"/></text:span><text:span text:style-name="T5"><text:s/>Мб. Монитор </text:span><text:span text:style-name="T6"><text:s text:c="13"/>ASUS</text:span><text:span text:style-name="T20"> <text:s text:c="25"/></text:span></text:p>
      <text:p text:style-name="P16"><text:span text:style-name="T5">Другие устройства </text:span><text:span text:style-name="T30"><text:s text:c="156"/></text:span></text:p>
      <text:p text:style-name="P16"><text:span text:style-name="T5">____________________________________________________________________________________________</text:span></text:p>
      <text:p text:style-name="P35"/>
      <text:list xml:id="list161221860945789" text:continue-numbering="true" text:style-name="WWNum1">
        <text:list-item>
          <text:p text:style-name="P15"><text:span text:style-name="T2">Программное обеспечение (лабораторное):</text:span></text:p>
        </text:list-item>
      </text:list>
      <text:p text:style-name="P34"/>
      <text:p text:style-name="P16"><text:span text:style-name="T5">Операционная система семейства </text:span><text:span text:style-name="T6"><text:s text:c="4"/></text:span><text:span text:style-name="T20">Unix <text:s text:c="6"/></text:span><text:span text:style-name="T5">, наименование </text:span><text:span text:style-name="T6"><text:s text:c="17"/></text:span><text:span text:style-name="T20">Ubuntu <text:s text:c="18"/></text:span><text:span text:style-name="T5"><text:s/>версия </text:span><text:span text:style-name="T6"><text:s text:c="7"/></text:span><text:span text:style-name="T20">18.15.0 <text:s text:c="7"/></text:span></text:p>
      <text:p text:style-name="P16"><text:span text:style-name="T5">интерпретатор команд </text:span><text:span text:style-name="T6"><text:s text:c="13"/></text:span><text:span text:style-name="T20">bash <text:s text:c="13"/></text:span><text:span text:style-name="T5"><text:s/>версия </text:span><text:span text:style-name="T6"><text:s text:c="8"/></text:span><text:span text:style-name="T20">4.4.20 <text:s text:c="8"/></text:span></text:p>
      <text:p text:style-name="P16"><text:span text:style-name="T5">Система программирования </text:span><text:span text:style-name="T6"><text:s text:c="17"/></text:span><text:span text:style-name="T20">GNU <text:s text:c="31"/></text:span><text:span text:style-name="T13"><text:s/></text:span><text:span text:style-name="T5">версия </text:span><text:span text:style-name="T6"><text:s text:c="11"/>5.8.13 <text:s text:c="13"/></text:span></text:p>
      <text:p text:style-name="P16"><text:span text:style-name="T5">Редактор текстов </text:span><text:span text:style-name="T6"><text:s text:c="22"/></text:span><text:span text:style-name="T20">emacs <text:s text:c="73"/></text:span><text:span text:style-name="T24"><text:s/></text:span><text:span text:style-name="T13">версия</text:span><text:span text:style-name="T5"> </text:span><text:span text:style-name="T6"><text:s text:c="10"/></text:span><text:span text:style-name="T20">25.2.2 <text:s text:c="23"/></text:span></text:p>
      <text:p text:style-name="P16"><text:span text:style-name="T5">Утилиты операционной системы </text:span><text:span text:style-name="T21"><text:s text:c="25"/>cat <text:s text:c="113"/></text:span></text:p>
      <text:p text:style-name="P16"><text:span text:style-name="T5">Прикладные системы и программы</text:span><text:span text:style-name="T6"> <text:s text:c="5"/></text:span><text:span text:style-name="T8"><text:s text:c="131"/></text:span></text:p>
      <text:p text:style-name="P16"><text:span text:style-name="T5">Местонахождение и имена файлов программ и </text:span><text:span text:style-name="T13">данных</text:span><text:span text:style-name="T20"> <text:s text:c="5"/>stud/208104 <text:s text:c="73"/></text:span></text:p>
      <text:p text:style-name="P16"><text:span text:style-name="T5">____________________________________________________________________________________________</text:span></text:p>
      <text:p text:style-name="P16"><text:span text:style-name="T12">Программное обеспечение ЭВМ студента, если использовалось:</text:span></text:p>
      <text:p text:style-name="P34"/>
      <text:p text:style-name="P16"><text:span text:style-name="T5">Операционная система семейства </text:span><text:span text:style-name="T6"><text:s text:c="8"/></text:span><text:span text:style-name="T20">Unix <text:s text:c="7"/></text:span><text:span text:style-name="T5">, наименование </text:span><text:span text:style-name="T13"><text:s/></text:span><text:span text:style-name="T6"><text:s text:c="4"/>Fedora <text:s text:c="13"/></text:span><text:span text:style-name="T13"><text:s text:c="3"/></text:span><text:span text:style-name="T5">версия </text:span><text:span text:style-name="T6"><text:s text:c="9"/>33 <text:s text:c="14"/></text:span></text:p>
      <text:p text:style-name="P16"><text:span text:style-name="T5">интерпретатор команд </text:span><text:span text:style-name="T6"><text:s text:c="11"/></text:span><text:span text:style-name="T20">bash <text:s text:c="10"/></text:span><text:span text:style-name="T13"><text:s/></text:span><text:span text:style-name="T5">версия </text:span><text:span text:style-name="T6"><text:s text:c="4"/>5.0.17 <text:s text:c="8"/></text:span></text:p>
      <text:p text:style-name="P16"><text:span text:style-name="T14">Система программирования </text:span><text:span text:style-name="T8"><text:s text:c="9"/>Clion <text:s text:c="7"/></text:span><text:span text:style-name="T21"><text:s text:c="32"/></text:span><text:span text:style-name="T14"><text:s/>версия </text:span><text:span text:style-name="T8"><text:s text:c="5"/>2020.3 <text:s text:c="18"/></text:span></text:p>
      <text:p text:style-name="P16"><text:span text:style-name="T5">Редактор текстов </text:span><text:span text:style-name="T6"><text:s text:c="22"/></text:span><text:span text:style-name="T20">emacs <text:s text:c="73"/></text:span><text:span text:style-name="T24"><text:s/></text:span><text:span text:style-name="T13">версия</text:span><text:span text:style-name="T5"> </text:span><text:span text:style-name="T6"><text:s text:c="10"/></text:span><text:span text:style-name="T20">25.2.2 <text:s text:c="23"/></text:span><text:span text:style-name="T8"><text:s/></text:span><text:span text:style-name="T5">Утилиты операционной системы </text:span><text:span text:style-name="T8"><text:s text:c="17"/>cat, gcc <text:s text:c="10"/></text:span><text:span text:style-name="T21"><text:s text:c="109"/></text:span></text:p>
      <text:p text:style-name="P16"><text:span text:style-name="T5">Прикладные системы и программы </text:span><text:span text:style-name="T9"><text:s text:c="6"/></text:span><text:span text:style-name="T8"><text:s text:c="130"/></text:span></text:p>
      <text:p text:style-name="P16"><text:span text:style-name="T5">____________________________________________________________________________________________</text:span></text:p>
      <text:p text:style-name="P16"><text:span text:style-name="T5">Местонахождение и имена файлов программ и данных на домашнем компьютере </text:span><text:span text:style-name="T23"><text:s text:c="6"/></text:span><text:span text:style-name="T21">home/Temi4</text:span><text:span text:style-name="T23"> <text:s text:c="73"/></text:span></text:p>
      <text:p text:style-name="P16"><text:span text:style-name="T5">____________________________________________________________________________________________</text:span></text:p>
      <text:p text:style-name="P47"><text:span text:style-name="T2">6. Идея, метод, алгоритм </text:span><text:span text:style-name="T18">решения задачи</text:span><text:span text:style-name="T2"> </text:span><text:span text:style-name="T18">(в формах:</text:span><text:span text:style-name="T2"> </text:span><text:span text:style-name="T18">словесной,</text:span><text:span text:style-name="T2"> </text:span><text:span text:style-name="T18">псевдокода,</text:span><text:span text:style-name="T2"> </text:span><text:span text:style-name="T18">графической</text:span><text:span text:style-name="T2"> </text:span><text:span text:style-name="T18">[блок-схема,</text:span><text:span text:style-name="T2"> </text:span><text:span text:style-name="T18">диаграмма,</text:span><text:span text:style-name="T2"> </text:span><text:span text:style-name="T18">рисунок,</text:span><text:span text:style-name="T2"> </text:span><text:span text:style-name="T18">таблица] или формальные спецификации с пред- и постусловиями)</text:span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pan text:style-name="T34"/></text:p>
      <text:list xml:id="list3792912291" text:style-name="WWNum4">
        <text:list-item>
          <text:p text:style-name="P54"><text:soft-page-break/><text:span text:style-name="T2">Сценарий выполнения работы </text:span><text:span text:style-name="T18">[план работы,</text:span><text:span text:style-name="T2"> </text:span><text:span text:style-name="T18">первоначальный текст программы в черновике</text:span><text:span text:style-name="T2"> </text:span><text:span text:style-name="T18">(можно на отдельном листе)</text:span><text:span text:style-name="T2"> </text:span><text:span text:style-name="T18">и</text:span><text:span text:style-name="T2"> </text:span><text:span text:style-name="T18">тесты либо соображения по тестированию].</text:span>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3"><text:span text:style-name="T12">Пункты 1-7 отчета составляются строго до начала лабораторной работы.</text:span></text:p>
      <text:p text:style-name="P58"><text:span text:style-name="T12"><text:tab/><text:tab/><text:tab/><text:tab/>Допущен к выполнению работы. </text:span><text:span text:style-name="T2">Подпись препод</text:span><text:bookmark text:name="_GoBack"/><text:span text:style-name="T2">авателя</text:span><text:span text:style-name="T12"> </text:span><text:span text:style-name="T2">_____________________</text:span></text:p>
      <text:list xml:id="list562410282" text:style-name="WWNum6">
        <text:list-item>
          <text:p text:style-name="P57"><text:span text:style-name="T2">Распечатка протокола </text:span><text:span text:style-name="T18">(подклеить листинг окончательного варианта программы с тестовыми примерами,</text:span><text:span text:style-name="T2"> </text:span><text:span text:style-name="T18">подписанный</text:span><text:span text:style-name="T2"> </text:span><text:span text:style-name="T18">преподавателем).</text:span></text:p>
        </text:list-item>
      </text:list>
      <text:p text:style-name="P13"><text:span text:style-name="T3">#include &lt;iostream&gt;</text:span></text:p>
      <text:p text:style-name="P13"><text:span text:style-name="T3">#include &lt;string&gt;</text:span></text:p>
      <text:p text:style-name="P13"><text:span text:style-name="T3">#include &lt;vector&gt;</text:span></text:p>
      <text:p text:style-name="P13"><text:span text:style-name="T3">using namespace std;</text:span></text:p>
      <text:p text:style-name="P13"><text:span text:style-name="T3"/></text:p>
      <text:p text:style-name="P13"><text:span text:style-name="T3">struct List {</text:span></text:p>
      <text:p text:style-name="P13"><text:span text:style-name="T3"><text:s text:c="2"/>string a;</text:span></text:p>
      <text:p text:style-name="P13"><text:span text:style-name="T3"><text:s text:c="2"/>List *next;</text:span></text:p>
      <text:p text:style-name="P13"><text:span text:style-name="T3">};</text:span></text:p>
      <text:p text:style-name="P13"><text:span text:style-name="T3"/></text:p>
      <text:p text:style-name="P13"><text:span text:style-name="T3">void add_elements(List *&amp;head, string data) {</text:span></text:p>
      <text:p text:style-name="P13"><text:span text:style-name="T3"><text:s text:c="2"/>List *new_head_one = new List;</text:span></text:p>
      <text:p text:style-name="P13"><text:span text:style-name="T3"><text:s text:c="2"/>new_head_one-&gt;next = NULL;</text:span></text:p>
      <text:p text:style-name="P13"><text:span text:style-name="T3"><text:s text:c="2"/>new_head_one-&gt;a = data;</text:span></text:p>
      <text:p text:style-name="P13"><text:span text:style-name="T3"><text:s text:c="2"/>if (head == NULL) {</text:span></text:p>
      <text:p text:style-name="P13"><text:span text:style-name="T3"><text:tab/>head = new_head_one;</text:span></text:p>
      <text:p text:style-name="P13"><text:span text:style-name="T3"><text:tab/>return;</text:span></text:p>
      <text:p text:style-name="P13"><text:span text:style-name="T3"><text:s text:c="2"/>}</text:span></text:p>
      <text:p text:style-name="P13"><text:span text:style-name="T3"><text:s text:c="2"/>List *new_head = head;</text:span></text:p>
      <text:p text:style-name="P13"><text:span text:style-name="T3"><text:s text:c="2"/>while (new_head-&gt;next != NULL) {</text:span></text:p>
      <text:p text:style-name="P13"><text:span text:style-name="T3"><text:tab/>new_head = new_head-&gt;next;</text:span></text:p>
      <text:p text:style-name="P13"><text:span text:style-name="T3"><text:s text:c="2"/>}</text:span></text:p>
      <text:p text:style-name="P13"><text:span text:style-name="T3"><text:s text:c="2"/>new_head-&gt;next = new_head_one;</text:span></text:p>
      <text:p text:style-name="P13"><text:span text:style-name="T3">}</text:span></text:p>
      <text:p text:style-name="P13"><text:span text:style-name="T3"/></text:p>
      <text:p text:style-name="P13"><text:span text:style-name="T3">void cout_el(List *head, int k) {</text:span></text:p>
      <text:p text:style-name="P13"><text:span text:style-name="T3"><text:s text:c="2"/>if (!head) {</text:span></text:p>
      <text:p text:style-name="P13"><text:span text:style-name="T3"><text:tab/>cout &lt;&lt; "List is empty" &lt;&lt; endl;</text:span></text:p>
      <text:p text:style-name="P13"><text:span text:style-name="T3"><text:tab/>return;</text:span></text:p>
      <text:p text:style-name="P13"><text:span text:style-name="T3"><text:s text:c="2"/>}</text:span></text:p>
      <text:p text:style-name="P13"><text:span text:style-name="T3"><text:s text:c="2"/>bool print = false;</text:span></text:p>
      <text:p text:style-name="P13"><text:span text:style-name="T3"><text:s text:c="2"/>int i = 0;</text:span></text:p>
      <text:p text:style-name="P13"><text:span text:style-name="T3"><text:s text:c="2"/>while (head != NULL) {</text:span></text:p>
      <text:p text:style-name="P13"><text:span text:style-name="T3"><text:tab/>if ((++i) % k == 0) {</text:span></text:p>
      <text:p text:style-name="P13"><text:span text:style-name="T3"><text:tab/> <text:s/>cout &lt;&lt; head-&gt;a &lt;&lt; endl;</text:span></text:p>
      <text:p text:style-name="P13"><text:span text:style-name="T3"><text:tab/> <text:s/>print = true;</text:span></text:p>
      <text:p text:style-name="P13"><text:span text:style-name="T3"><text:tab/>}</text:span></text:p>
      <text:p text:style-name="P13"><text:span text:style-name="T3"><text:tab/>head = head-&gt;next;</text:span></text:p>
      <text:p text:style-name="P13"><text:span text:style-name="T3"><text:s text:c="2"/>}</text:span></text:p>
      <text:p text:style-name="P13"><text:span text:style-name="T3"><text:s text:c="2"/>if (!print) {</text:span></text:p>
      <text:p text:style-name="P13"><text:span text:style-name="T3"><text:tab/>cout &lt;&lt; "List is not so big" &lt;&lt; endl;</text:span></text:p>
      <text:p text:style-name="P13"><text:span text:style-name="T3"><text:s text:c="2"/>}</text:span></text:p>
      <text:p text:style-name="P13"><text:span text:style-name="T3">}</text:span></text:p>
      <text:p text:style-name="P13"><text:span text:style-name="T3"/></text:p>
      <text:p text:style-name="P13"><text:span text:style-name="T3">int main() {</text:span></text:p>
      <text:p text:style-name="P13"><text:span text:style-name="T3"><text:s text:c="2"/>int k;</text:span></text:p>
      <text:p text:style-name="P13"><text:span text:style-name="T3"><text:s text:c="2"/>cin &gt;&gt; k;</text:span></text:p>
      <text:p text:style-name="P13"><text:span text:style-name="T3"><text:s text:c="2"/>List *head = NULL;</text:span></text:p>
      <text:p text:style-name="P13"><text:span text:style-name="T3"><text:s text:c="2"/>add_elements(head, "sdad");</text:span></text:p>
      <text:p text:style-name="P13"><text:span text:style-name="T3"><text:s text:c="2"/>add_elements(head, "dsa");</text:span></text:p>
      <text:p text:style-name="P13"><text:span text:style-name="T3"><text:s text:c="2"/>add_elements(head, "dsa");</text:span></text:p>
      <text:p text:style-name="P13"><text:span text:style-name="T3"><text:s text:c="2"/>add_elements(head, "dsa");</text:span></text:p>
      <text:p text:style-name="P13"><text:span text:style-name="T3"><text:s text:c="2"/>add_elements(head, "dsa");</text:span></text:p>
      <text:p text:style-name="P13"><text:span text:style-name="T3"><text:s text:c="2"/>add_elements(head, "dsa");</text:span></text:p>
      <text:p text:style-name="P13"><text:span text:style-name="T3"><text:s text:c="2"/>cout_el(head, k);</text:span></text:p>
      <text:p text:style-name="P13"><text:span text:style-name="T3">}</text:span></text:p>
      <text:list xml:id="list3493329308" text:style-name="WWNum7">
        <text:list-item>
          <text:p text:style-name="P59"><text:span text:style-name="T2">Дневник отладки </text:span><text:span text:style-name="T18">должен содержать дату и время сеансов отладки, и основные события</text:span><text:span text:style-name="T2"> </text:span><text:span text:style-name="T18">(ошибки в сценарии и программе,</text:span><text:span text:style-name="T2"> </text:span><text:span text:style-name="T18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17"><text:span text:style-name="T5">№</text:span></text:p>
          </table:table-cell>
          <table:table-cell table:style-name="Таблица1.B1" office:value-type="string">
            <text:p text:style-name="P28"><text:span text:style-name="T5">Лаб.</text:span></text:p>
          </table:table-cell>
          <table:table-cell table:style-name="Таблица1.B1" office:value-type="string">
            <text:p text:style-name="P18"><text:span text:style-name="T5">Дата</text:span></text:p>
          </table:table-cell>
          <table:table-cell table:style-name="Таблица1.B1" office:value-type="string">
            <text:p text:style-name="P18"><text:span text:style-name="T5">Время</text:span></text:p>
          </table:table-cell>
          <table:table-cell table:style-name="Таблица1.B1" office:value-type="string">
            <text:p text:style-name="P19"><text:span text:style-name="T5">Событие</text:span></text:p>
          </table:table-cell>
          <table:table-cell table:style-name="Таблица1.B1" office:value-type="string">
            <text:p text:style-name="P20"><text:span text:style-name="T5">Действие по исправлению</text:span></text:p>
          </table:table-cell>
          <table:table-cell table:style-name="Таблица1.B1" office:value-type="string">
            <text:p text:style-name="P21"><text:span text:style-name="T5">Примечание</text:span></text:p>
          </table:table-cell>
        </table:table-row>
        <table:table-row table:style-name="Таблица1.1">
          <table:table-cell table:style-name="Таблица1.A2" office:value-type="string">
            <text:p text:style-name="P41"/>
          </table:table-cell>
          <table:table-cell table:style-name="Таблица1.B2" office:value-type="string">
            <text:p text:style-name="P28"><text:span text:style-name="T5">или</text:span></text:p>
          </table:table-cell>
          <table:table-cell table:style-name="Таблица1.B2" office:value-type="string">
            <text:p text:style-name="P41"/>
          </table:table-cell>
          <table:table-cell table:style-name="Таблица1.B2" office:value-type="string">
            <text:p text:style-name="P41"/>
          </table:table-cell>
          <table:table-cell table:style-name="Таблица1.B2" office:value-type="string">
            <text:p text:style-name="P41"/>
          </table:table-cell>
          <table:table-cell table:style-name="Таблица1.B2" office:value-type="string">
            <text:p text:style-name="P41"/>
          </table:table-cell>
          <table:table-cell table:style-name="Таблица1.B2" office:value-type="string">
            <text:p text:style-name="P41"/>
          </table:table-cell>
        </table:table-row>
        <table:table-row table:style-name="Таблица1.3">
          <table:table-cell table:style-name="Таблица1.A3" office:value-type="string">
            <text:p text:style-name="P41"/>
          </table:table-cell>
          <table:table-cell table:style-name="Таблица1.B3" office:value-type="string">
            <text:p text:style-name="P28"><text:span text:style-name="T5">дом.</text:span></text:p>
          </table:table-cell>
          <table:table-cell table:style-name="Таблица1.B3" office:value-type="string">
            <text:p text:style-name="P41"/>
          </table:table-cell>
          <table:table-cell table:style-name="Таблица1.B3" office:value-type="string">
            <text:p text:style-name="P41"/>
          </table:table-cell>
          <table:table-cell table:style-name="Таблица1.B3" office:value-type="string">
            <text:p text:style-name="P41"/>
          </table:table-cell>
          <table:table-cell table:style-name="Таблица1.B3" office:value-type="string">
            <text:p text:style-name="P41"/>
          </table:table-cell>
          <table:table-cell table:style-name="Таблица1.B3" office:value-type="string">
            <text:p text:style-name="P41"/>
          </table:table-cell>
        </table:table-row>
        <table:table-row table:style-name="Таблица1.4">
          <table:table-cell table:style-name="Таблица1.A3" office:value-type="string">
            <text:p text:style-name="P8"/>
          </table:table-cell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8"/>
          </table:table-cell>
        </table:table-row>
      </table:table>
      <text:p text:style-name="P44"/>
      <text:list xml:id="list2504994418" text:style-name="WWNum8">
        <text:list-item>
          <text:p text:style-name="P22"><text:span text:style-name="T2">Замечания автора </text:span><text:span text:style-name="T5">по существу работы</text:span><text:span text:style-name="T6"> <text:s text:c="108"/></text:span></text:p>
        </text:list-item>
      </text:list>
      <text:p text:style-name="P23"><text:span text:style-name="T6"><text:s text:c="193"/></text:span></text:p>
      <text:p text:style-name="P23"><text:span text:style-name="T9"><text:s text:c="192"/></text:span></text:p>
      <text:p text:style-name="P23"><text:span text:style-name="T9"><text:s text:c="192"/></text:span></text:p>
      <text:p text:style-name="P23"><text:span text:style-name="T9"><text:s text:c="192"/></text:span></text:p>
      <text:p text:style-name="P23"><text:span text:style-name="T9"><text:s text:c="192"/></text:span></text:p>
      <text:p text:style-name="P33"/>
      <text:list xml:id="list161221094681041" text:continue-numbering="true" text:style-name="WWNum8">
        <text:list-item>
          <text:p text:style-name="P22"><text:span text:style-name="T2">Выводы</text:span></text:p>
        </text:list-item>
      </text:list>
      <text:p text:style-name="P39"/>
      <text:p text:style-name="P24"><text:span text:style-name="T6"><text:s text:c="6"/></text:span><text:span text:style-name="T20">Я научился обрабатывать линейные списки на Си.</text:span><text:span text:style-name="T6"> <text:s text:c="248"/></text:span></text:p>
      <text:p text:style-name="P24"><text:span text:style-name="T6"><text:s text:c="194"/></text:span></text:p>
      <text:p text:style-name="P24"><text:span text:style-name="T6"><text:s text:c="195"/></text:span></text:p>
      <text:p text:style-name="P24"><text:span text:style-name="T6"><text:s text:c="195"/></text:span></text:p>
      <text:p text:style-name="P38"/>
      <text:p text:style-name="P45"/>
      <text:p text:style-name="P25"><text:span text:style-name="T19">Недочёты при выполнении задания могут быть устранены следующим образом: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42"/>
      <text:p text:style-name="P29"><text:span text:style-name="T5">Подпись студента _________________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weight="bold" style:font-weight-asian="bold" style:font-weight-complex="bold"/>
    </style:style>
    <style:style style:name="ListLabel_20_20" style:display-name="ListLabel 20" style:family="text">
      <style:text-properties fo:font-weight="bold" style:font-weight-asian="bold" style:font-weight-complex="bold"/>
    </style:style>
    <style:style style:name="ListLabel_20_21" style:display-name="ListLabel 21" style:family="text">
      <style:text-properties fo:font-weight="bold" style:font-weight-asian="bold" style:font-weight-complex="bold"/>
    </style:style>
    <style:style style:name="ListLabel_20_22" style:display-name="ListLabel 22" style:family="text">
      <style:text-properties fo:font-weight="bold" style:font-weight-asian="bold" style:font-weight-complex="bold"/>
    </style:style>
    <style:style style:name="ListLabel_20_23" style:display-name="ListLabel 23" style:family="text">
      <style:text-properties fo:font-weight="bold" style:font-weight-asian="bold" style:font-weight-complex="bold"/>
    </style:style>
    <style:style style:name="ListLabel_20_24" style:display-name="ListLabel 24" style:family="text">
      <style:text-properties fo:font-weight="bold" style:font-weight-asian="bold" style:font-weight-complex="bold"/>
    </style:style>
    <style:style style:name="ListLabel_20_25" style:display-name="ListLabel 25" style:family="text">
      <style:text-properties fo:font-weight="bold" style:font-weight-asian="bold" style:font-weight-complex="bold"/>
    </style:style>
    <style:style style:name="ListLabel_20_26" style:display-name="ListLabel 26" style:family="text">
      <style:text-properties fo:font-weight="bold" style:font-weight-asian="bold" style:font-weight-complex="bold"/>
    </style:style>
    <style:style style:name="ListLabel_20_27" style:display-name="ListLabel 27" style:family="text"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7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8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9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0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1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2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3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5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6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7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8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9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0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1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2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9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9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9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9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9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9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9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69cm" fo:margin-bottom="1.429cm" fo:margin-left="1.764cm" fo:margin-right="1.139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52cm" fo:margin-bottom="2.54cm" fo:margin-left="1.676cm" fo:margin-right="1.916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14:32:38</meta:creation-date>
    <dc:language>ru-RU</dc:language>
    <dc:date>2023-04-29T16:12:19.967905751</dc:date>
    <meta:editing-cycles>8</meta:editing-cycles>
    <meta:editing-duration>PT10M59S</meta:editing-duration>
    <meta:generator>LibreOffice/7.3.7.2$Linux_X86_64 LibreOffice_project/30$Build-2</meta:generator>
    <meta:document-statistic meta:table-count="1" meta:image-count="0" meta:object-count="0" meta:page-count="5" meta:paragraph-count="115" meta:word-count="549" meta:character-count="8595" meta:non-whitespace-character-count="3996"/>
    <meta:user-defined meta:name="AppVersion">15.0000</meta:user-defined>
  </office:meta>
</office:document-meta>
</file>